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a1a0f" draw:marker-start-width="0.359cm" draw:marker-end-width="0.359cm" draw:fill-color="#000000" draw:opacity="0%" draw:textarea-horizontal-align="justify" draw:textarea-vertical-align="middle" draw:auto-grow-height="false" fo:min-height="0.316cm" fo:min-width="0.63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3a1a0f" draw:marker-start-width="0.359cm" draw:marker-end-width="0.359cm" draw:fill-color="#000000" draw:opacity="0%" draw:textarea-horizontal-align="justify" draw:textarea-vertical-align="middle" draw:auto-grow-height="false" fo:min-height="0.882cm" fo:min-width="1.77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3a1a0f" draw:marker-start-width="0.359cm" draw:marker-end-width="0.359cm" draw:fill-color="#000000" draw:opacity="0%" draw:textarea-horizontal-align="justify" draw:textarea-vertical-align="middle" draw:auto-grow-height="false" fo:min-height="1.59cm" fo:min-width="3.03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3a1a0f" draw:marker-start-width="0.359cm" draw:marker-end-width="0.359cm" draw:fill-color="#000000" draw:opacity="0%" draw:textarea-horizontal-align="justify" draw:textarea-vertical-align="middle" draw:auto-grow-height="false" fo:min-height="2.017cm" fo:min-width="4.307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0.15cm" fo:min-width="1.513cm"/>
    </style:style>
    <style:style style:name="gr10" style:family="graphic" style:parent-style-name="standard">
      <style:graphic-properties svg:stroke-width="0.106cm" svg:stroke-color="#3a1a0f" draw:marker-start-width="0.359cm" draw:marker-end-width="0.359cm" draw:fill-color="#000000" draw:opacity="0%" draw:textarea-horizontal-align="justify" draw:textarea-vertical-align="middle" draw:auto-grow-height="false" fo:min-height="1.911cm" fo:min-width="4.201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3a1a0f" draw:marker-start-width="0.359cm" draw:marker-end-width="0.359cm" draw:fill-color="#000000" draw:opacity="0%" draw:textarea-horizontal-align="justify" draw:textarea-vertical-align="middle" draw:auto-grow-height="false" fo:min-height="0.21cm" fo:min-width="0.526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3a1a0f" draw:marker-start-width="0.359cm" draw:marker-end-width="0.359cm" draw:fill-color="#000000" draw:opacity="0%" draw:textarea-horizontal-align="justify" draw:textarea-vertical-align="middle" draw:auto-grow-height="false" fo:min-height="0.776cm" fo:min-width="1.66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3a1a0f" draw:marker-start-width="0.359cm" draw:marker-end-width="0.359cm" draw:fill-color="#000000" draw:opacity="0%" draw:textarea-horizontal-align="justify" draw:textarea-vertical-align="middle" draw:auto-grow-height="false" fo:min-height="1.484cm" fo:min-width="2.928cm" fo:padding-top="0.178cm" fo:padding-bottom="0.178cm" fo:padding-left="0.303cm" fo:padding-right="0.303cm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9211e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color="#c9211e" style:text-position="0% 100%"/>
    </style:style>
    <style:style style:name="T5" style:family="text">
      <style:text-properties fo:color="#c9211e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0.8cm" draw:transform="rotate (0.523598775598299) translate (6.907cm 10.1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1cm" svg:height="1.6cm" draw:transform="rotate (0.523598775598299) translate (6.015cm 10.2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0.8cm" draw:transform="rotate (0.523598775598299) translate (6.908cm 10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1cm" svg:height="1.6cm" draw:transform="rotate (0.523598775598299) translate (6.016cm 10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98cm" svg:height="2.602cm" draw:transform="rotate (0.523598775598299) translate (5.085cm 10.2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98cm" svg:height="2.602cm" draw:transform="rotate (0.523598775598299) translate (5.086cm 10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97cm" svg:height="3.205cm" draw:transform="rotate (0.523773308523498) translate (4.155cm 10.4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82cm" svg:y1="13cm" svg:x2="4.2cm" svg:y2="5.5cm">
          <text:p/>
        </draw:line>
        <draw:line draw:style-name="gr5" draw:text-style-name="P2" draw:layer="layout" svg:x1="4.199cm" svg:y1="13cm" svg:x2="11.699cm" svg:y2="13cm">
          <text:p/>
        </draw:line>
        <draw:frame draw:style-name="gr6" draw:text-style-name="P4" draw:layer="layout" svg:width="1.7cm" svg:height="1.2cm" svg:x="6.9cm" svg:y="13.3cm">
          <draw:text-box>
            <text:p text:style-name="P3"><text:span text:style-name="T1">f(x</text:span><text:span text:style-name="T2">1</text:span><text:span text:style-name="T3">)</text:span></text:p>
          </draw:text-box>
        </draw:frame>
        <draw:frame draw:style-name="gr6" draw:text-style-name="P4" draw:layer="layout" svg:width="1.9cm" svg:height="1.2cm" svg:x="2.5cm" svg:y="9.3cm">
          <draw:text-box>
            <text:p text:style-name="P3"><text:span text:style-name="T1">f(x</text:span><text:span text:style-name="T2">2</text:span><text:span text:style-name="T3">)</text:span></text:p>
          </draw:text-box>
        </draw:frame>
        <draw:line draw:style-name="gr5" draw:text-style-name="P2" draw:layer="layout" svg:x1="16.582cm" svg:y1="13.1cm" svg:x2="16.6cm" svg:y2="5.6cm">
          <text:p/>
        </draw:line>
        <draw:line draw:style-name="gr5" draw:text-style-name="P2" draw:layer="layout" svg:x1="16.599cm" svg:y1="13.1cm" svg:x2="24.099cm" svg:y2="13.1cm">
          <text:p/>
        </draw:line>
        <draw:line draw:style-name="gr7" draw:text-style-name="P2" draw:layer="layout" svg:x1="22.3cm" svg:y1="13.1cm" svg:x2="22.3cm" svg:y2="6.1cm">
          <text:p/>
        </draw:line>
        <draw:frame draw:style-name="gr8" draw:text-style-name="P5" draw:layer="layout" svg:width="4.9cm" svg:height="1.977cm" svg:x="21cm" svg:y="13.5cm">
          <draw:text-box>
            <text:p><text:span text:style-name="T4">f(x</text:span><text:span text:style-name="T5">1</text:span><text:span text:style-name="T4">)</text:span><text:span text:style-name="T4"> = f(x*</text:span><text:span text:style-name="T5">1</text:span><text:span text:style-name="T4">)</text:span></text:p>
          </draw:text-box>
        </draw:frame>
        <draw:custom-shape draw:style-name="gr9" draw:text-style-name="P6" draw:layer="layout" svg:width="2.3cm" svg:height="0.8cm" svg:x="12.7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6.797cm" svg:height="3.205cm" draw:transform="rotate (0.523773308523498) translate (4.155cm 10.4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cm" svg:height="0.8cm" draw:transform="rotate (0.523598775598299) translate (19.163cm 10.4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21cm" svg:height="1.6cm" draw:transform="rotate (0.523598775598299) translate (18.271cm 10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cm" svg:height="0.8cm" draw:transform="rotate (0.523598775598299) translate (19.164cm 10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21cm" svg:height="1.6cm" draw:transform="rotate (0.523598775598299) translate (18.272cm 10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998cm" svg:height="2.602cm" draw:transform="rotate (0.523598775598299) translate (17.341cm 10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998cm" svg:height="2.602cm" draw:transform="rotate (0.523598775598299) translate (17.342cm 10.5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797cm" svg:height="3.205cm" draw:transform="rotate (0.523773308523498) translate (16.411cm 10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797cm" svg:height="3.205cm" draw:transform="rotate (0.523773308523498) translate (16.411cm 10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9cm" svg:height="1.2cm" svg:x="14.9cm" svg:y="9.6cm">
          <draw:text-box>
            <text:p text:style-name="P3"><text:span text:style-name="T1">f(x</text:span><text:span text:style-name="T2">2</text:span><text:span text:style-name="T3">)</text:span></text:p>
          </draw:text-box>
        </draw:frame>
        <draw:frame draw:style-name="gr6" draw:text-style-name="P4" draw:layer="layout" svg:width="1.7cm" svg:height="1.2cm" svg:x="18.6cm" svg:y="13.4cm">
          <draw:text-box>
            <text:p text:style-name="P3"><text:span text:style-name="T1">f(x</text:span><text:span text:style-name="T2">1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17:53:31.045362874</meta:creation-date>
    <meta:editing-duration>P2DT54M47S</meta:editing-duration>
    <meta:editing-cycles>3</meta:editing-cycles>
    <meta:generator>LibreOffice/6.4.7.2$Linux_X86_64 LibreOffice_project/40$Build-2</meta:generator>
    <dc:date>2022-09-14T22:55:13.580924425</dc:date>
    <meta:document-statistic meta:object-count="27"/>
  </office:meta>
</office:document-meta>
</file>